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60e4" officeooo:paragraph-rsid="001e8a4c"/>
    </style:style>
    <style:style style:name="P2" style:family="paragraph" style:parent-style-name="Standard">
      <style:paragraph-properties fo:text-align="justify" style:justify-single-word="false"/>
      <style:text-properties officeooo:rsid="000160e4" officeooo:paragraph-rsid="003772ab"/>
    </style:style>
    <style:style style:name="P3" style:family="paragraph" style:parent-style-name="Standard">
      <style:paragraph-properties fo:text-align="justify" style:justify-single-word="false"/>
      <style:text-properties officeooo:rsid="002d3794" officeooo:paragraph-rsid="002d3794"/>
    </style:style>
    <style:style style:name="P4" style:family="paragraph" style:parent-style-name="Standard">
      <style:paragraph-properties fo:text-align="justify" style:justify-single-word="false"/>
      <style:text-properties officeooo:paragraph-rsid="0031439f"/>
    </style:style>
    <style:style style:name="P5" style:family="paragraph" style:parent-style-name="Standard">
      <style:paragraph-properties fo:text-align="justify" style:justify-single-word="false"/>
      <style:text-properties officeooo:paragraph-rsid="003550a1"/>
    </style:style>
    <style:style style:name="P6" style:family="paragraph" style:parent-style-name="Standard">
      <style:paragraph-properties fo:text-align="justify" style:justify-single-word="false"/>
      <style:text-properties officeooo:paragraph-rsid="003772ab"/>
    </style:style>
    <style:style style:name="P7" style:family="paragraph" style:parent-style-name="Standard">
      <style:paragraph-properties fo:text-align="justify" style:justify-single-word="false"/>
      <style:text-properties officeooo:paragraph-rsid="003b3dd0"/>
    </style:style>
    <style:style style:name="P8" style:family="paragraph" style:parent-style-name="Standard">
      <style:paragraph-properties fo:text-align="justify" style:justify-single-word="false"/>
      <style:text-properties officeooo:paragraph-rsid="003b8e90"/>
    </style:style>
    <style:style style:name="P9" style:family="paragraph" style:parent-style-name="Standard">
      <style:paragraph-properties fo:text-align="justify" style:justify-single-word="false"/>
      <style:text-properties officeooo:rsid="0031b8ee" officeooo:paragraph-rsid="0031b8ee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3a369e" officeooo:paragraph-rsid="003a369e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normal" officeooo:rsid="003a369e" officeooo:paragraph-rsid="003b3dd0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33be80" officeooo:paragraph-rsid="0033be80"/>
    </style:style>
    <style:style style:name="P13" style:family="paragraph" style:parent-style-name="Standard">
      <style:paragraph-properties fo:text-align="justify" style:justify-single-word="false"/>
      <style:text-properties officeooo:rsid="003550a1" officeooo:paragraph-rsid="003550a1"/>
    </style:style>
    <style:style style:name="P14" style:family="paragraph" style:parent-style-name="Standard">
      <style:paragraph-properties fo:text-align="justify" style:justify-single-word="false"/>
      <style:text-properties officeooo:rsid="003772ab" officeooo:paragraph-rsid="003772ab"/>
    </style:style>
    <style:style style:name="P15" style:family="paragraph" style:parent-style-name="Standard">
      <style:paragraph-properties fo:text-align="justify" style:justify-single-word="false"/>
      <style:text-properties officeooo:rsid="003963fb" officeooo:paragraph-rsid="003963fb"/>
    </style:style>
    <style:style style:name="P16" style:family="paragraph" style:parent-style-name="Standard">
      <style:paragraph-properties fo:text-align="justify" style:justify-single-word="false"/>
      <style:text-properties officeooo:rsid="003a369e" officeooo:paragraph-rsid="003a369e"/>
    </style:style>
    <style:style style:name="P17" style:family="paragraph" style:parent-style-name="Standard">
      <style:paragraph-properties fo:text-align="justify" style:justify-single-word="false"/>
      <style:text-properties officeooo:rsid="003b3dd0" officeooo:paragraph-rsid="003b3dd0"/>
    </style:style>
    <style:style style:name="P18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fo:font-style="italic" officeooo:rsid="0031b8ee" officeooo:paragraph-rsid="003772ab" style:font-style-asian="italic" style:font-style-complex="italic"/>
    </style:style>
    <style:style style:name="P19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officeooo:paragraph-rsid="003550a1"/>
    </style:style>
    <style:style style:name="P20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officeooo:paragraph-rsid="00374d65"/>
    </style:style>
    <style:style style:name="P21" style:family="paragraph" style:parent-style-name="Standard">
      <style:paragraph-properties fo:margin-left="0.9835in" fo:margin-right="0in" fo:text-align="justify" style:justify-single-word="false" fo:text-indent="0in" style:auto-text-indent="false"/>
      <style:text-properties fo:font-weight="normal" officeooo:rsid="003550a1" officeooo:paragraph-rsid="003550a1" style:font-weight-asian="normal" style:font-weight-complex="normal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0374d65" officeooo:paragraph-rsid="00374d65" style:font-weight-asian="normal" style:font-weight-complex="normal"/>
    </style:style>
    <style:style style:name="P23" style:family="paragraph" style:parent-style-name="Standard">
      <style:paragraph-properties fo:text-align="justify" style:justify-single-word="false" fo:padding="0.0291in" fo:border-left="none" fo:border-right="none" fo:border-top="none" fo:border-bottom="0.06pt solid #000000" style:join-border="false"/>
      <style:text-properties fo:font-weight="normal" officeooo:paragraph-rsid="003963fb" style:font-weight-asian="normal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officeooo:rsid="000160e4" officeooo:paragraph-rsid="001e8a4c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31439f"/>
    </style:style>
    <style:style style:name="P26" style:family="paragraph" style:parent-style-name="Standard">
      <style:paragraph-properties fo:text-align="justify" style:justify-single-word="false"/>
      <style:text-properties officeooo:paragraph-rsid="003c2c00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31439f" officeooo:paragraph-rsid="0031439f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31439f" officeooo:paragraph-rsid="003963fb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31439f" officeooo:paragraph-rsid="0033467d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3963fb" officeooo:paragraph-rsid="003963fb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33467d" officeooo:paragraph-rsid="0033467d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31b8ee" officeooo:paragraph-rsid="0031b8ee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31b8ee" officeooo:paragraph-rsid="003963fb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33be80" officeooo:paragraph-rsid="0033be80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3550a1" officeooo:paragraph-rsid="003550a1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17e89a" officeooo:paragraph-rsid="003550a1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3772ab" officeooo:paragraph-rsid="003a369e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rsid="003b3dd0" officeooo:paragraph-rsid="003b3dd0"/>
    </style:style>
    <style:style style:name="P39" style:family="paragraph" style:parent-style-name="Standard">
      <style:paragraph-properties fo:text-align="justify" style:justify-single-word="false"/>
      <style:text-properties officeooo:rsid="003c2c00" officeooo:paragraph-rsid="003c2c00"/>
    </style:style>
    <style:style style:name="P4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e89a" style:font-weight-asian="bold" style:font-weight-complex="bold"/>
    </style:style>
    <style:style style:name="T3" style:family="text">
      <style:text-properties fo:font-weight="bold" officeooo:rsid="0031439f" style:font-weight-asian="bold" style:font-weight-complex="bold"/>
    </style:style>
    <style:style style:name="T4" style:family="text">
      <style:text-properties fo:font-weight="bold" officeooo:rsid="0031b8ee" style:font-weight-asian="bold" style:font-weight-complex="bold"/>
    </style:style>
    <style:style style:name="T5" style:family="text">
      <style:text-properties fo:font-weight="bold" officeooo:rsid="003550a1" style:font-weight-asian="bold" style:font-weight-complex="bold"/>
    </style:style>
    <style:style style:name="T6" style:family="text">
      <style:text-properties fo:font-weight="bold" officeooo:rsid="00374d65" style:font-weight-asian="bold" style:font-weight-complex="bold"/>
    </style:style>
    <style:style style:name="T7" style:family="text">
      <style:text-properties fo:font-weight="bold" officeooo:rsid="003772ab" style:font-weight-asian="bold" style:font-weight-complex="bold"/>
    </style:style>
    <style:style style:name="T8" style:family="text">
      <style:text-properties fo:font-weight="bold" officeooo:rsid="003963fb" style:font-weight-asian="bold" style:font-weight-complex="bold"/>
    </style:style>
    <style:style style:name="T9" style:family="text">
      <style:text-properties fo:font-weight="bold" officeooo:rsid="003a369e" style:font-weight-asian="bold" style:font-weight-complex="bold"/>
    </style:style>
    <style:style style:name="T10" style:family="text">
      <style:text-properties fo:font-weight="bold" officeooo:rsid="003b8e90" style:font-weight-asian="bold" style:font-weight-complex="bold"/>
    </style:style>
    <style:style style:name="T11" style:family="text">
      <style:text-properties fo:font-weight="bold" officeooo:rsid="003c2c00" style:font-weight-asian="bold" style:font-weight-complex="bold"/>
    </style:style>
    <style:style style:name="T12" style:family="text">
      <style:text-properties officeooo:rsid="0017e89a"/>
    </style:style>
    <style:style style:name="T13" style:family="text">
      <style:text-properties officeooo:rsid="0003db25"/>
    </style:style>
    <style:style style:name="T14" style:family="text">
      <style:text-properties fo:font-weight="normal" officeooo:rsid="003963fb" style:font-weight-asian="normal" style:font-weight-complex="normal"/>
    </style:style>
    <style:style style:name="T15" style:family="text">
      <style:text-properties officeooo:rsid="00059bca"/>
    </style:style>
    <style:style style:name="T16" style:family="text">
      <style:text-properties officeooo:rsid="00078b3a"/>
    </style:style>
    <style:style style:name="T17" style:family="text">
      <style:text-properties officeooo:rsid="0031439f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3772ab" style:font-style-asian="normal" style:font-weight-asian="bold" style:font-style-complex="normal" style:font-weight-complex="bold"/>
    </style:style>
    <style:style style:name="T20" style:family="text">
      <style:text-properties officeooo:rsid="00332abb"/>
    </style:style>
    <style:style style:name="T21" style:family="text">
      <style:text-properties officeooo:rsid="00374d65"/>
    </style:style>
    <style:style style:name="T22" style:family="text">
      <style:text-properties officeooo:rsid="003772ab"/>
    </style:style>
    <style:style style:name="T23" style:family="text">
      <style:text-properties officeooo:rsid="003963fb"/>
    </style:style>
    <style:style style:name="T24" style:family="text">
      <style:text-properties officeooo:rsid="003a369e"/>
    </style:style>
    <style:style style:name="T25" style:family="text">
      <style:text-properties officeooo:rsid="003b3d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Informática I R1093</text:p>
      <text:p text:style-name="P1">Trabajo Práctico <text:span text:style-name="T13">de Clase</text:span> N°<text:span text:style-name="T17">6 – Archivos</text:span></text:p>
      <text:p text:style-name="P1"><draw:line text:anchor-type="paragraph" draw:z-index="0" draw:name="Shape1" draw:style-name="gr1" draw:text-style-name="P40" svg:x1="-0.0098in" svg:y1="0.1102in" svg:x2="6.7in" svg:y2="0.0902in"><text:p/></draw:line></text:p>
      <text:p text:style-name="P2">Reali<text:span text:style-name="T15">ce</text:span> <text:span text:style-name="T22">las aplicaciones solicitadas en cada punto</text:span></text:p>
      <text:p text:style-name="P2"><text:span text:style-name="T22">Éstas</text:span> deben estar correct<text:span text:style-name="T15">amente </text:span>documentadas, <text:span text:style-name="T16">indicando los parámetros que recibe, que devuelve y características particulares si correspondiese. Utilizar Doxygen para realizar esta documentación.</text:span></text:p>
      <text:p text:style-name="P3">En los puntos que se solicite varias versiones de una misma función, agregar un sufijo al final del nombre de<text:span text:style-name="T23">l archivo (archivos) que darán lugar a la aplicación</text:span>.</text:p>
      <text:p text:style-name="P15">La documentación, debe indicar la manera en que se debe generar la aplicación.</text:p>
      <text:p text:style-name="P23"/>
      <text:p text:style-name="P4"><text:span text:style-name="T2">1.</text:span><text:span text:style-name="T5">a</text:span><text:span text:style-name="T2">-</text:span><text:span text:style-name="T12"> R</text:span>ealizar una <text:span text:style-name="T17">aplicación que que convierta un archivo de texto a binario, según las siguientes condiciones.</text:span></text:p>
      <text:list xml:id="list7330420155708527877" text:style-name="L1">
        <text:list-item>
          <text:p text:style-name="P25"><text:span text:style-name="T3">Archivo </text:span><text:span text:style-name="T8">de entrada (</text:span><text:span text:style-name="T4">en formato </text:span><text:span text:style-name="T3">texto</text:span><text:span text:style-name="T8">)</text:span><text:span text:style-name="T17">:</text:span></text:p>
          <text:list>
            <text:list-item>
              <text:p text:style-name="P27">Cada registro esta conformado por 5 campos. </text:p>
            </text:list-item>
            <text:list-item>
              <text:p text:style-name="P28">Cada campo es numérico (excepto el de comentarios)</text:p>
            </text:list-item>
            <text:list-item>
              <text:p text:style-name="P30">Cada campo ocupa una línea dentro del archivo de texto.</text:p>
            </text:list-item>
            <text:list-item>
              <text:p text:style-name="P27">Los campos dentro del <text:span text:style-name="T23">registro</text:span> son:</text:p>
              <text:list>
                <text:list-item>
                  <text:p text:style-name="P27">Legajo: entre 5 y 9 dígitos </text:p>
                </text:list-item>
                <text:list-item>
                  <text:p text:style-name="P27">Dígito verificador: 1 dígito</text:p>
                </text:list-item>
                <text:list-item>
                  <text:p text:style-name="P27">Edad: <text:span text:style-name="T20">3 dígitos (valores entre 5 a 125)</text:span></text:p>
                </text:list-item>
                <text:list-item>
                  <text:p text:style-name="P27">Categoría: 2 dígitos</text:p>
                </text:list-item>
                <text:list-item>
                  <text:p text:style-name="P31">Comentarios: Menor a 100 caracteres</text:p>
                </text:list-item>
              </text:list>
            </text:list-item>
            <text:list-item>
              <text:p text:style-name="P32">Considerar que el archivo esta completo (no hay un campo por la mitad) y no posee errores en su conformación.</text:p>
            </text:list-item>
          </text:list>
        </text:list-item>
      </text:list>
      <text:p text:style-name="P18">Utilice <text:span text:style-name="T22">para las pruebas los</text:span> adjunto<text:span text:style-name="T22">s</text:span> <text:span text:style-name="T18">tpc6_datain1.txt</text:span> <text:span text:style-name="T22">y </text:span><text:span text:style-name="T18">tpc6_datain</text:span><text:span text:style-name="T19">2</text:span><text:span text:style-name="T18">.txt</text:span><text:span text:style-name="T22"> </text:span>como archivos de entrada.</text:p>
      <text:p text:style-name="P9"><text:tab/><text:span text:style-name="T3">Archivo </text:span><text:span text:style-name="T8">de salida (e</text:span><text:span text:style-name="T1">n formato binario</text:span><text:span text:style-name="T3">)</text:span><text:span text:style-name="T17">:</text:span></text:p>
      <text:list xml:id="list192850330308451" text:continue-numbering="true" text:style-name="L1">
        <text:list-item>
          <text:list>
            <text:list-item>
              <text:p text:style-name="P29">Cada registro dentro de este archivo (a generar) estará conformado por los campos numéricos del archivo de entrada (los primeros 4 campos). El campo de comentarios no debe formar parte del archivo de salida.</text:p>
            </text:list-item>
            <text:list-item>
              <text:p text:style-name="P31">Cada registro será del mismo tamaño (en bytes), considerando optimizar el espacio requerido para el archivo. (utilizar estructuras)</text:p>
            </text:list-item>
            <text:list-item>
              <text:p text:style-name="P34"><text:soft-page-break/>El nombre del archivo generado poseerá el mismo nombre que el de origen pero en lugar de la extensión <text:span text:style-name="T1">txt </text:span><text:span text:style-name="T14">debe </text:span>llevar la extensión <text:span text:style-name="T1">bin</text:span>.</text:p>
            </text:list-item>
          </text:list>
        </text:list-item>
      </text:list>
      <text:p text:style-name="P12"/>
      <text:list xml:id="list192849345213780" text:continue-numbering="true" text:style-name="L1">
        <text:list-item>
          <text:p text:style-name="P34"><text:span text:style-name="T1">Consideraciones de diseño</text:span><text:span text:style-name="T17">:</text:span></text:p>
          <text:list>
            <text:list-item>
              <text:p text:style-name="P33">Se deben utilizar las funciones de bajo nivel para el manejo de archivo (open, read, etc-)</text:p>
            </text:list-item>
            <text:list-item>
              <text:p text:style-name="P34">la lectura a nivel de línea del archivo de origen (texto) debe estar resuelta en una función.</text:p>
            </text:list-item>
            <text:list-item>
              <text:p text:style-name="P34">La lectura de un dato completo (del archivo de texto), debe implementarse en una función cuyo nombre sea <text:span text:style-name="T1">leer_dato</text:span></text:p>
            </text:list-item>
            <text:list-item>
              <text:p text:style-name="P35">Si el archivo destino (bin) ya existe, debe ser sobre-escrito.</text:p>
            </text:list-item>
          </text:list>
        </text:list-item>
      </text:list>
      <text:p text:style-name="P13"/>
      <text:p text:style-name="P5"><text:span text:style-name="T2">1.</text:span><text:span text:style-name="T5">b</text:span><text:span text:style-name="T2">-</text:span><text:span text:style-name="T12"> Agregar al código generado en el punto anterior, mensajes al usuario que ayude a entender posibles errores con el manejo de archivos.</text:span></text:p>
      <text:p text:style-name="P13"><text:span text:style-name="T1">Nota</text:span>: utilizar la variable errno y/o <text:span text:style-name="T23">la función </text:span>strerror, entre otras opciones.</text:p>
      <text:p text:style-name="P36"/>
      <text:p text:style-name="P5"><text:span text:style-name="T2">1.</text:span><text:span text:style-name="T5">c</text:span><text:span text:style-name="T2">-</text:span><text:span text:style-name="T12"> Agregar al código generado en el punto anterior, la opción de indicar el archivo origen, el archivo destino y algunas parametrizaciones a través de argumentos del main, tal como se describe a continuación (todos los parámetros inician con el signo menos).</text:span></text:p>
      <text:p text:style-name="P19">-<text:span text:style-name="T21">i xxxx: nombre del archivo de entrada (texto)</text:span></text:p>
      <text:p text:style-name="P20">-<text:span text:style-name="T21">o xxxx: nombre del archivo de salida (binario)</text:span></text:p>
      <text:p text:style-name="P21">-<text:span text:style-name="T21">h xxxx: nombre del archivo de entrada y salida. Para el caso del archivo de entrada se le debe agregar la terminación </text:span><text:span text:style-name="T6">.txt</text:span><text:span text:style-name="T21"> y para el caso del de salida la terminación </text:span><text:span text:style-name="T6">.bin</text:span></text:p>
      <text:p text:style-name="P21">-<text:span text:style-name="T21">q : en caso de existir el archivo destino no sobre-escribirlo (finalizar la aplicación con el error correspondiente)</text:span></text:p>
      <text:p text:style-name="P22"><text:span text:style-name="T1">Tarea para el hogar</text:span>: imagine que otras opciones podría implementar mediante <text:s/>argumentos del main y realicelos (p/ej: que campos quiere almacenar en el archivo destino, formato del archivo de salida, etc).</text:p>
      <text:p text:style-name="P22"/>
      <text:p text:style-name="P6"><text:span text:style-name="T7">2</text:span><text:span text:style-name="T2">-</text:span><text:span text:style-name="T12"> En base a los dos archivos generados en el punto anterior, implementar una aplicación que genere los siguientes reportes:</text:span></text:p>
      <text:p text:style-name="P14">- <text:span text:style-name="T24">C</text:span>antidad de personas que se repiten (repetición de legajo).</text:p>
      <text:p text:style-name="P14">- <text:span text:style-name="T24">C</text:span>antidad de registros que poseen mismo legajo, pero distinta categoría</text:p>
      <text:p text:style-name="P14">- <text:span text:style-name="T24">C</text:span>antidad de registros que poseen mismo legajo, pero distinto número verificador</text:p>
      <text:p text:style-name="P14"><text:soft-page-break/>- <text:span text:style-name="T24">Cantidad total de registros y cantidad de legajos únicos.</text:span></text:p>
      <text:p text:style-name="P16">La aplicación debe incluir las opciones -i ; -o y -q definidas en el ejercicio anterior.</text:p>
      <text:p text:style-name="P14"/>
      <text:p text:style-name="P6"><text:span text:style-name="T7">3</text:span><text:span text:style-name="T2">-</text:span><text:span text:style-name="T12"> En base a los dos archivos generados en el primer punto, realizar una aplicación que elimine los registros que cuyo número verificador no coincida con el siguiente criterio:</text:span></text:p>
      <text:p text:style-name="P14">El dígito menos significativo del resultado de la suma de todos los dígitos del legajo, debe ser igual al número verificador.</text:p>
      <text:p text:style-name="P16">En caso de tener que eliminar un registro (modificar el archivo), el archivo de entrada (binario) debe ser renombrado para no perder la información original.</text:p>
      <text:p text:style-name="P10">Finalizada la aplicación, ejecute sobre el archivo generado la aplicación del punto 2.</text:p>
      <text:p text:style-name="P10">¿Que conclusiones obtiene? </text:p>
      <text:p text:style-name="P10">¿Que ocurre si ejecuta la aplicación del punto 2, sobre el archivo generado en este punto? ¿por qué?</text:p>
      <text:p text:style-name="P37"/>
      <text:p text:style-name="P7"><text:span text:style-name="T9">4.</text:span><text:span text:style-name="T10">a</text:span><text:span text:style-name="T2">-</text:span><text:span text:style-name="T12"> Realizar una aplicación que reciba un listado de archivos de entrada en formato binario y genere un único archivo de salida con las siguientes características.</text:span></text:p>
      <text:p text:style-name="P7">- <text:span text:style-name="T25">No debe haber registros con número de legajo coincidentes.</text:span></text:p>
      <text:p text:style-name="P7">- <text:span text:style-name="T25">se debe agregar un campo dentro del registro en el cual se informa la cantidad de veces que el legajo esta repetido (considerando todos los archivos de entrada)</text:span></text:p>
      <text:p text:style-name="P7">- <text:span text:style-name="T25">El archivo destino no debe contener legajos legajo repetidos.</text:span></text:p>
      <text:p text:style-name="P17">- En caso de legajos coincidentes con diferente edad, se debe registrar la edad más alta.</text:p>
      <text:p text:style-name="P17">- En caso de legajos coincidentes con diferente categoría, se debe registrar el valor más bajo.</text:p>
      <text:p text:style-name="P7"/>
      <text:p text:style-name="P17">La aplicación debe descartar (ignorar) los registros cuyo dígito verificador no cumpla con la ecuación previamente planteada.</text:p>
      <text:p text:style-name="P11"/>
      <text:p text:style-name="P8"><text:span text:style-name="T10">5</text:span><text:span text:style-name="T2">-</text:span><text:span text:style-name="T12"> Modificar el punto anterior para que el archivo generado se genere en forma ordenada creciente por numero de legajo.</text:span></text:p>
      <text:p text:style-name="P8"/>
      <text:p text:style-name="P26"><text:span text:style-name="T11">6</text:span><text:span text:style-name="T2">-</text:span><text:span text:style-name="T12"> Realizar una aplicación que permita buscar sobre un archivo generado en el punto anterior, un listado de legajos recibidos por argumentos del main e imprima los datos relacionados al legajo.</text:span></text:p>
      <text:p text:style-name="P39">El primer campo recibido por arg. main debe ser el archivo a analizar y los siguientes parámetros serán los nros de legajo a buscar (puede ser más de uno).</text:p>
      <text:p text:style-name="P39"><text:soft-page-break/>En los casos que el legajo no se encuentre, se deberá informar que dicho legajo no se ha encontrado.</text:p>
      <text:p text:style-name="P39">Si no se ingresa ningún número de legajo, se debe imprimir todo el archivo por pantalla.</text:p>
      <text:p text:style-name="P39"/>
      <text:p text:style-name="P26"><text:span text:style-name="T11">6.a</text:span><text:span text:style-name="T2">-</text:span><text:span text:style-name="T12"> implementar la búsqueda en forma secuencial suponiendo que el archivo no esta ordenado.</text:span></text:p>
      <text:p text:style-name="P26"><text:span text:style-name="T11">6.b</text:span><text:span text:style-name="T2">-</text:span><text:span text:style-name="T12"> implementar la búsqueda en forma secuencial considerando que el archivo esta ordenado.</text:span></text:p>
      <text:p text:style-name="P26"><text:span text:style-name="T11">6.c</text:span><text:span text:style-name="T2">-</text:span><text:span text:style-name="T12"> implementar la búsqueda en forma dicotómica.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602in" fo:margin-bottom="0.9898in" fo:margin-left="0.8854in" fo:margin-right="0.6772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andrut</meta:initial-creator>
    <meta:editing-cycles>16</meta:editing-cycles>
    <meta:creation-date>2018-08-10T23:16:00</meta:creation-date>
    <dc:date>2018-09-18T19:28:41.433139653</dc:date>
    <meta:editing-duration>P1DT8H25M32S</meta:editing-duration>
    <meta:generator>LibreOffice/5.1.6.2$Linux_X86_64 LibreOffice_project/10m0$Build-2</meta:generator>
    <meta:document-statistic meta:table-count="0" meta:image-count="0" meta:object-count="0" meta:page-count="4" meta:paragraph-count="63" meta:word-count="996" meta:character-count="6017" meta:non-whitespace-character-count="50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